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 fo:font-style="normal" style:font-style-asian="normal" style:font-style-complex="normal"/>
    </style:style>
    <style:style style:name="P3" style:family="paragraph" style:parent-style-name="Standard">
      <style:paragraph-properties fo:text-align="start" style:justify-single-word="false"/>
      <style:text-properties fo:language="ru" fo:country="RU" fo:font-style="normal" style:font-style-asian="normal" style:font-style-complex="normal"/>
    </style:style>
    <style:style style:name="P4" style:family="paragraph" style:parent-style-name="Standard">
      <style:text-properties fo:language="en" fo:country="US" fo:font-style="normal" style:font-style-asian="normal" style:font-style-complex="normal"/>
    </style:style>
    <style:style style:name="P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language="ru" fo:country="RU" fo:font-style="normal" style:font-style-asian="normal" style:font-style-complex="normal"/>
    </style:style>
    <style:style style:name="P6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fo:language="ru" fo:country="RU" fo:font-style="normal" style:font-style-asian="normal" style:font-style-complex="normal"/>
    </style:style>
    <style:style style:name="P7" style:family="paragraph" style:parent-style-name="Standard">
      <style:text-properties fo:language="ru" fo:country="RU"/>
    </style:style>
    <style:style style:name="P8" style:family="paragraph" style:parent-style-name="Standard" style:list-style-name="L1">
      <style:text-properties fo:language="ru" fo:country="RU"/>
    </style:style>
    <style:style style:name="P9" style:family="paragraph" style:parent-style-name="Standard">
      <style:text-properties fo:language="ru" fo:country="RU" fo:font-style="normal" style:font-style-asian="normal" style:font-style-complex="normal"/>
    </style:style>
    <style:style style:name="P10" style:family="paragraph" style:parent-style-name="Standard">
      <style:paragraph-properties fo:text-align="center" style:justify-single-word="false"/>
      <style:text-properties fo:language="ru" fo:country="RU" fo:font-style="normal" style:font-style-asian="normal" style:font-style-complex="normal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language="ru" fo:country="RU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language="ru" fo:country="RU" fo:font-style="normal" style:font-style-asian="normal" style:font-style-complex="normal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style="normal" style:font-style-asian="normal" style:font-style-complex="normal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 fo:font-style="normal" style:font-style-asian="normal" style:font-style-complex="normal"/>
    </style:style>
    <style:style style:name="P15" style:family="paragraph" style:parent-style-name="Text_20_body">
      <style:text-properties fo:language="ru" fo:country="RU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normal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language="ru" fo:country="RU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тчет по НИР.</text:p>
      <text:p text:style-name="P1"/>
      <text:h text:style-name="Heading_20_1" text:outline-level="1">Постановка задачи</text:h>
      <text:h text:style-name="Heading_20_2" text:outline-level="2">Быстрое вычисление полиномов</text:h>
      <text:p text:style-name="P1"/>
      <text:p text:style-name="P1">Оптимизация вычисления значений полиномов традиционно вызывает меньший интерес, чем оптимизация операций над полиномами, так как для большинства задач достаточно простых методов, таких как схема Горнера. Однако, существуют и задачи, где временные затраты на вычисление значений полиномов критичны. Чаще всего это связано с тем, что некоторые сложные полиномы приходится вычислять многократно для различных значений переменных. В этом случае можно заранее <text:span text:style-name="T1">построить некоторую эффективную схему вычисления полинома. </text:span></text:p>
      <text:p text:style-name="P2">Как правило, такая схема описывает некоторую последовательность операций умножения и сложения над набором значений промежуточных полиномов. Эффективность той или иной схемы существенно зависит от многих факторов, в том числе и от рассматриваемого домена, однако теоретическим критерием служит обычно количество операций умножения (и, иногда, сложения), необходимых для вычисления результата.</text:p>
      <text:p text:style-name="P2"/>
      <text:p text:style-name="P2">Пример 1</text:p>
      <text:p text:style-name="P2">Рассмотрим полином </text:p>
      <text:p text:style-name="P10"><draw:frame draw:style-name="fr1" draw:name="Object1" text:anchor-type="as-char" svg:width="7.747cm" svg:height="0.543cm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4"/>
      <text:p text:style-name="P11"><text:span text:style-name="T1">Предположим, что возведение в степень выполняется простым бинарным алгоритмом </text:span><text:span text:style-name="T3">[...]. </text:span><text:span text:style-name="T1">Тогда возведение в 5ую степень потребует 3 умножения, в 11ую — 5, и т.д.</text:span></text:p>
      <text:p text:style-name="P12">Всего наивный алгоритм дает 38 операций умножения и 4 операции сложения.</text:p>
      <text:p text:style-name="P5"/>
      <text:p text:style-name="P13">Если же представить указанный полином в следующем виде, то вычисление его значения потребует уже 22 операции умножения и 4 операции сложения.</text:p>
      <text:p text:style-name="P14"><draw:frame draw:style-name="fr2" draw:name="Object2" text:anchor-type="as-char" svg:y="-0.591cm" svg:width="7.629cm" svg:height="0.591cm" draw:z-index="4"><draw:object xlink:href="./Object 2" xlink:type="simple" xlink:show="embed" xlink:actuate="onLoad"/><draw:image xlink:href="./ObjectReplacements/Object 2" xlink:type="simple" xlink:show="embed" xlink:actuate="onLoad"/></draw:frame></text:p>
      <text:p text:style-name="P3"/>
      <text:p text:style-name="P3">Вынесение множителей за скобки — один из основных способов ускорения вычисления значений полиномов. В более общем случае, рассматривается задача нахождения некоторой <text:span text:style-name="T4">многомерной аддитивной цепочки</text:span>, включающей в себя вектора степеней мономов, присутствующих в рассматриваемом полиноме.</text:p>
      <text:p text:style-name="P3"/>
      <text:p text:style-name="P3">Определение 1</text:p>
      <text:p text:style-name="P13">Одномерная аддитивная цепочка — это последовательность натуральных чисел, начинающаяся с 1 и такая, что всякий следующий элемент есть сумма двух, уже имеющихся в последовательности, возможно, с повторениями. В частности, вторым элементом всегда является 2.</text:p>
      <text:p text:style-name="P6"><draw:frame draw:style-name="fr1" draw:name="Object4" text:anchor-type="as-char" svg:width="5.831cm" svg:height="0.531cm" draw:z-index="0"><draw:object xlink:href="./Object 4" xlink:type="simple" xlink:show="embed" xlink:actuate="onLoad"/><draw:image xlink:href="./ObjectReplacements/Object 4" xlink:type="simple" xlink:show="embed" xlink:actuate="onLoad"/></draw:frame></text:p>
      <text:p text:style-name="P5"/>
      <text:p text:style-name="P3">Определение 2</text:p>
      <text:p text:style-name="P13">Аналогично, многомерная аддитивная цепочка — это последовательность векторов натуральных чисел заданной размерности, начинающаяся с элементов единичного ортогонального базиса. Каждый элемент представляет собой сумму двух элементов, встречающихся ранее в последовательности.</text:p>
      <text:p text:style-name="P5"/>
      <text:p text:style-name="P3">Пример 2</text:p>
      <text:p text:style-name="P13"><text:soft-page-break/>Для полинома из предыдущего примера мономы представляются следующими векторами: </text:p>
      <text:p text:style-name="P6"><draw:frame draw:style-name="fr1" draw:name="Object3" text:anchor-type="as-char" svg:width="6.154cm" svg:height="0.483cm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13">Аддитивная цепочка, содержащая данные вектора, может выглядеть, напимер, так:</text:p>
      <text:p text:style-name="P14"><draw:frame draw:style-name="fr2" draw:name="Object5" text:anchor-type="as-char" svg:y="0cm" svg:width="16.808cm" svg:height="0.483cm" draw:z-index="2"><draw:object xlink:href="./Object 5" xlink:type="simple" xlink:show="embed" xlink:actuate="onLoad"/><draw:image xlink:href="./ObjectReplacements/Object 5" xlink:type="simple" xlink:show="embed" xlink:actuate="onLoad"/></draw:frame></text:p>
      <text:p text:style-name="P14"/>
      <text:p text:style-name="P13">Вычисление значения рассматриваемого полинома с использованием указанной цепочки потребует всего 15 операций умножения. Легко видеть, что для сложных полиномов выигрыш может быть весьма существенным. </text:p>
      <text:p text:style-name="P5"/>
      <text:p text:style-name="P3">Задача построения одномерной аддитивной цепочки является NP-полной [...]. Изучение аддитивных цепочек, а также отдельных их классов, представляет большой интерес для компьютерной алгебры и криптографии.</text:p>
      <text:p text:style-name="P3"/>
      <text:h text:style-name="Heading_20_2" text:outline-level="2">Построение нормальной формы полинома</text:h>
      <text:p text:style-name="P15">Нормальной формы полинома относительно набора мономов является остаток от деления его на эти мономы. Классический алгоритм состоит в последовательном делении с остатком на различные мономы, что может приводить к появлению большого количества промежуточных членов, что негативно сказывается на производительности. С этим можно бороться различными способами, например, используя различные упорядочения мономов, однако нас интересует альтернативный алгоритм, который можно охарактеризовать как индуктивный.</text:p>
      <text:p text:style-name="P15">Рассмотрим полином и схему его вычисления. Схема вычисления полинома может использоваться и для произвольной операции подстановки (вычисление есть частный случай подстановки, где все переменные заменяются на некоторые константы). Индуктивный алгоритм осуществляет тривиальную подстановку, на каждом шаге приводя промежуточный результат к нормальной форме при помощи классического алгоритма. Преимущество такого подхода состоит в том, что выбор схемы вычисления позволяет контролировать сложность промежуточных результатов, для которых выполняется нормализация. В частности, можно добиться того, чтобы нормализация в каждом случае требовала не более одной операции деления с остатком (является ли именно такой подход наиболее эффективным — другой вопрос). </text:p>
      <text:p text:style-name="P15">Далее, чем жестче ограничение на сложность промежуточных результатов, тем больше вероятность повторения среди них. Это дает нам возможность кешировать результаты и не производить нормализацию повторно, что может существенно повлиять на время выполнения алгоритма.</text:p>
      <text:p text:style-name="Text_20_body"><text:span text:style-name="T5">Заметим, что эффективность данного алгоритма существенно зависит от используемой схемы вычисления исходного полинома. С другой стороны, время построения этой схемы необходимо учитывать как часть времени, затраченного на построение нормальной формы. Таким образом, необходимо соблюдать баланс временем построения схемы вычисления и временем собственно нормализации, в отличие от случая синтеза вычисляющих прогамм в предыдущем разделе.</text:span></text:p>
      <text:h text:style-name="Heading_20_2" text:outline-level="2">Построение базиса Грёбнера</text:h>
      <text:p text:style-name="Text_20_body">Алгоритмы построения базиса Грёбнера требуют многократного применения опреации вычисления нормальной формы. Поэтому эффективность подхода, описанного выше, интересно оценить с точки зрения эффективности алгоритма построения базиса Грёбнера, его использующего.</text:p>
      <text:p text:style-name="Text_20_body">Используемые на сегодняшний день алгоритмы построения базиса Грёбнера содержат большое количество эвристик и оптимизаций, позволяющих сократить количество <text:soft-page-break/>необходимых операций нормализации. Поэтому для объективной оценки рассматриваемого подхода необходимо сравнить одну из таких реализаций и ее модификацию с использованием вышеописанного подхода к нормализации. Мы планируем использовать одну из систем компьютерной алгебры с исходным кодом, содержащих такую реализацию.</text:p>
      <text:h text:style-name="Heading_20_1" text:outline-level="1">Что сделано</text:h>
      <text:p text:style-name="Text_20_body">В течение семестра в рамках НИРС я ознакомился с литературой, относящейся к теме данной работы, в т.ч. <text:span text:style-name="T2">[...], [...], [...]. </text:span><text:span text:style-name="T5">Кроме того, часть информации, не опубликованная в доступной литературе, была получена от руководителя в рамках лекций.</text:span></text:p>
      <text:p text:style-name="Text_20_body"><text:span text:style-name="T5">Также реализованы прототипы .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ikhail Kozhevnikov</meta:initial-creator>
    <meta:creation-date>2009-12-23T16:09:36.42</meta:creation-date>
    <dc:date>2009-12-28T02:51:16.47</dc:date>
    <dc:creator>Mikhail Kozhevnikov</dc:creator>
    <meta:editing-duration>PT13H14M12S</meta:editing-duration>
    <meta:editing-cycles>78</meta:editing-cycles>
    <meta:generator>OpenOffice.org/3.1$Win32 OpenOffice.org_project/310m19$Build-9420</meta:generator>
    <meta:document-statistic meta:table-count="0" meta:image-count="0" meta:object-count="5" meta:page-count="3" meta:paragraph-count="36" meta:word-count="721" meta:character-count="5803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i>x</math:mi>
            <math:mi>,</math:mi>
            <math:mi>y</math:mi>
          </math:mrow>
          <math:mo math:stretchy="false">)</math:mo>
        </math:mrow>
        <math:mo math:stretchy="false">=</math:mo>
        <math:msup>
          <math:mi>x</math:mi>
          <math:mn>7</math:mn>
        </math:msup>
      </math:mrow>
      <math:mrow>
        <math:msup>
          <math:mi>y</math:mi>
          <math:mn>12</math:mn>
        </math:msup>
        <math:mo math:stretchy="false">+</math:mo>
        <math:msup>
          <math:mi>x</math:mi>
          <math:mn>7</math:mn>
        </math:msup>
      </math:mrow>
      <math:mrow>
        <math:msup>
          <math:mi>y</math:mi>
          <math:mn>10</math:mn>
        </math:msup>
        <math:mo math:stretchy="false">+</math:mo>
        <math:msup>
          <math:mi>x</math:mi>
          <math:mn>9</math:mn>
        </math:msup>
      </math:mrow>
      <math:mrow>
        <math:msup>
          <math:mi>y</math:mi>
          <math:mn>11</math:mn>
        </math:msup>
        <math:mo math:stretchy="false">+</math:mo>
        <math:msup>
          <math:mi>x</math:mi>
          <math:mn>5</math:mn>
        </math:msup>
      </math:mrow>
      <math:mrow>
        <math:msup>
          <math:mi>y</math:mi>
          <math:mn>5</math:mn>
        </math:msup>
        <math:mo math:stretchy="false">+</math:mo>
        <math:msup>
          <math:mi>x</math:mi>
          <math:mn>8</math:mn>
        </math:msup>
      </math:mrow>
      <math:msup>
        <math:mi>y</math:mi>
        <math:mn>5</math:mn>
      </math:msup>
    </math:mrow>
    <math:annotation math:encoding="StarMath 5.0">P(x,y)=x^{7} y^{12} + x^{7} y^{10} + x^{9} y^{11} + x^{5} y^{5} + x^{8} y^{5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ub>
        <math:mi>P</math:mi>
        <math:mn>1</math:mn>
      </math:msub>
      <math:mrow>
        <math:mrow>
          <math:mo math:stretchy="false">(</math:mo>
          <math:mrow>
            <math:mi>x</math:mi>
            <math:mi>,</math:mi>
            <math:mi>y</math:mi>
          </math:mrow>
          <math:mo math:stretchy="false">)</math:mo>
        </math:mrow>
        <math:mo math:stretchy="false">=</math:mo>
        <math:msup>
          <math:mi>x</math:mi>
          <math:mn>5</math:mn>
        </math:msup>
      </math:mrow>
      <math:msup>
        <math:mi>y</math:mi>
        <math:mn>5</math:mn>
      </math:msup>
      <math:mrow>
        <math:mo math:stretchy="false">(</math:mo>
        <math:mrow>
          <math:msup>
            <math:mi>x</math:mi>
            <math:mn>2</math:mn>
          </math:msup>
          <math:msup>
            <math:mi>y</math:mi>
            <math:mn>5</math:mn>
          </math:msup>
          <math:mrow>
            <math:mrow>
              <math:mrow>
                <math:mo math:stretchy="false">(</math:mo>
                <math:mrow>
                  <math:mrow>
                    <math:mrow>
                      <math:msup>
                        <math:mi>y</math:mi>
                        <math:mn>2</math:mn>
                      </math:msup>
                      <math:mo math:stretchy="false">+</math:mo>
                      <math:mn>1</math:mn>
                    </math:mrow>
                    <math:mo math:stretchy="false">+</math:mo>
                    <math:msup>
                      <math:mi>x</math:mi>
                      <math:mn>2</math:mn>
                    </math:msup>
                  </math:mrow>
                  <math:mi>y</math:mi>
                </math:mrow>
                <math:mo math:stretchy="false">)</math:mo>
              </math:mrow>
              <math:mo math:stretchy="false">+</math:mo>
              <math:msup>
                <math:mi>x</math:mi>
                <math:mn>3</math:mn>
              </math:msup>
            </math:mrow>
            <math:mo math:stretchy="false">+</math:mo>
            <math:mn>1</math:mn>
          </math:mrow>
        </math:mrow>
        <math:mo math:stretchy="false">)</math:mo>
      </math:mrow>
    </math:mrow>
    <math:annotation math:encoding="StarMath 5.0">P_1(x,y)=x^{5} y^{5} (x^{2} y^{5} (y^{2} + 1 + x^{2} y) + x^{3} + 1)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o math:stretchy="false">{</math:mo>
      <math:mrow>
        <math:mrow>
          <math:mo math:stretchy="false">(</math:mo>
          <math:mn>7,12</math:mn>
          <math:mo math:stretchy="false">)</math:mo>
        </math:mrow>
        <math:mi>,</math:mi>
        <math:mrow>
          <math:mo math:stretchy="false">(</math:mo>
          <math:mn>7,10</math:mn>
          <math:mo math:stretchy="false">)</math:mo>
        </math:mrow>
        <math:mi>,</math:mi>
        <math:mrow>
          <math:mo math:stretchy="false">(</math:mo>
          <math:mn>9,11</math:mn>
          <math:mo math:stretchy="false">)</math:mo>
        </math:mrow>
        <math:mi>,</math:mi>
        <math:mrow>
          <math:mo math:stretchy="false">(</math:mo>
          <math:mn>5,5</math:mn>
          <math:mo math:stretchy="false">)</math:mo>
        </math:mrow>
        <math:mi>,</math:mi>
        <math:mrow>
          <math:mo math:stretchy="false">(</math:mo>
          <math:mn>8,5</math:mn>
          <math:mo math:stretchy="false">)</math:mo>
        </math:mrow>
      </math:mrow>
      <math:mo math:stretchy="false">}</math:mo>
    </math:mrow>
    <math:annotation math:encoding="StarMath 5.0">lbrace (7,12),(7,10),(9,11),(5,5),(8,5) rbrace 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o math:stretchy="false">∀</math:mo>
      <math:mi/>
      <math:mrow>
        <math:mi>i</math:mi>
        <math:mo math:stretchy="false">≥</math:mo>
        <math:mn>0</math:mn>
      </math:mrow>
      <math:mi/>
      <math:mo math:stretchy="false">∃</math:mo>
      <math:mi/>
      <math:mrow>
        <math:mn>0</math:mn>
        <math:mo math:stretchy="false">≤</math:mo>
        <math:mi>j</math:mi>
      </math:mrow>
      <math:mi>,</math:mi>
      <math:mrow>
        <math:mi>k</math:mi>
        <math:mo math:stretchy="false">&lt;</math:mo>
        <math:mi>i</math:mi>
      </math:mrow>
      <math:mi/>
      <math:mrow>
        <math:msub>
          <math:mi>n</math:mi>
          <math:mi>i</math:mi>
        </math:msub>
        <math:mo math:stretchy="false">=</math:mo>
        <math:mrow>
          <math:msub>
            <math:mi>n</math:mi>
            <math:mi>j</math:mi>
          </math:msub>
          <math:mo math:stretchy="false">+</math:mo>
          <math:msub>
            <math:mi>n</math:mi>
            <math:mi>k</math:mi>
          </math:msub>
        </math:mrow>
      </math:mrow>
    </math:mrow>
    <math:annotation math:encoding="StarMath 5.0">forall` i &gt;= 0 ~ exists` 0 &lt;= j,k &lt; i ~ n_i = n_j+n_k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o math:stretchy="false">{</math:mo>
      <math:mrow>
        <math:mrow>
          <math:mo math:stretchy="false">(</math:mo>
          <math:mn>1,0</math:mn>
          <math:mo math:stretchy="false">)</math:mo>
        </math:mrow>
        <math:mi>,</math:mi>
        <math:mrow>
          <math:mo math:stretchy="false">(</math:mo>
          <math:mn>0,1</math:mn>
          <math:mo math:stretchy="false">)</math:mo>
        </math:mrow>
        <math:mi>,</math:mi>
        <math:mrow>
          <math:mo math:stretchy="false">(</math:mo>
          <math:mn>2,0</math:mn>
          <math:mo math:stretchy="false">)</math:mo>
        </math:mrow>
        <math:mi>,</math:mi>
        <math:mrow>
          <math:mo math:stretchy="false">(</math:mo>
          <math:mn>3,0</math:mn>
          <math:mo math:stretchy="false">)</math:mo>
        </math:mrow>
        <math:mi>,</math:mi>
        <math:mrow>
          <math:mo math:stretchy="false">(</math:mo>
          <math:mn>0,2</math:mn>
          <math:mo math:stretchy="false">)</math:mo>
        </math:mrow>
        <math:mi>,</math:mi>
        <math:mrow>
          <math:mo math:stretchy="false">(</math:mo>
          <math:mn>0,3</math:mn>
          <math:mo math:stretchy="false">)</math:mo>
        </math:mrow>
        <math:mi>,</math:mi>
        <math:mrow>
          <math:mo math:stretchy="false">(</math:mo>
          <math:mn>2,2</math:mn>
          <math:mo math:stretchy="false">)</math:mo>
        </math:mrow>
        <math:mi>,</math:mi>
        <math:mrow>
          <math:mo math:stretchy="false">(</math:mo>
          <math:mn>3,3</math:mn>
          <math:mo math:stretchy="false">)</math:mo>
        </math:mrow>
        <math:mi>,</math:mi>
        <math:mrow>
          <math:mo math:stretchy="false">(</math:mo>
          <math:mn>5,5</math:mn>
          <math:mo math:stretchy="false">)</math:mo>
        </math:mrow>
        <math:mi>,</math:mi>
        <math:mrow>
          <math:mo math:stretchy="false">(</math:mo>
          <math:mn>8,5</math:mn>
          <math:mo math:stretchy="false">)</math:mo>
        </math:mrow>
        <math:mi>,</math:mi>
        <math:mrow>
          <math:mo math:stretchy="false">(</math:mo>
          <math:mn>7,7</math:mn>
          <math:mo math:stretchy="false">)</math:mo>
        </math:mrow>
        <math:mi>,</math:mi>
        <math:mrow>
          <math:mo math:stretchy="false">(</math:mo>
          <math:mn>7,10</math:mn>
          <math:mo math:stretchy="false">)</math:mo>
        </math:mrow>
        <math:mi>,</math:mi>
        <math:mrow>
          <math:mo math:stretchy="false">(</math:mo>
          <math:mn>7,11</math:mn>
          <math:mo math:stretchy="false">)</math:mo>
        </math:mrow>
        <math:mi>,</math:mi>
        <math:mrow>
          <math:mo math:stretchy="false">(</math:mo>
          <math:mn>7,12</math:mn>
          <math:mo math:stretchy="false">)</math:mo>
        </math:mrow>
        <math:mi>,</math:mi>
        <math:mrow>
          <math:mo math:stretchy="false">(</math:mo>
          <math:mn>9,11</math:mn>
          <math:mo math:stretchy="false">)</math:mo>
        </math:mrow>
      </math:mrow>
      <math:mo math:stretchy="false">}</math:mo>
    </math:mrow>
    <math:annotation math:encoding="StarMath 5.0">lbrace (1,0),(0,1),(2,0),(3,0),(0,2),(0,3),(2,2),(3,3),(5,5),(8,5),(7,7),(7,10),(7,11),(7,12),(9,11) rbrace </math:annotation>
  </math:semantics>
</math:math>
</file>